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ee7e5"/>
    </style:style>
    <style:style style:name="ce1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1" table:number-columns-repeated="2" table:default-cell-style-name="ce1"/>
        <table:table-column table:style-name="co1" table:number-columns-repeated="16369" table:default-cell-style-name="Default"/>
        <table:table-row table:style-name="ro1">
          <table:table-cell table:number-columns-repeated="13"/>
          <table:table-cell table:style-name="Default" office:value-type="string" calcext:value-type="string">
            <text:p>offset of branches: +/- 6.47</text:p>
          </table:table-cell>
          <table:table-cell table:style-name="Default"/>
          <table:table-cell table:number-columns-repeated="1636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April Tag Positions</text:p>
          </table:table-cell>
          <table:table-cell table:number-columns-repeated="9"/>
          <table:table-cell table:style-name="ce3" office:value-type="string" calcext:value-type="string">
            <text:p>Robot Desired Position</text:p>
          </table:table-cell>
          <table:table-cell table:style-name="ce3"/>
          <table:table-cell office:value-type="string" calcext:value-type="string">
            <text:p>Robot Desired Position (left/right)</text:p>
          </table:table-cell>
          <table:table-cell table:number-columns-repeated="16368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X inches</text:p>
          </table:table-cell>
          <table:table-cell table:style-name="ce2" office:value-type="string" calcext:value-type="string">
            <text:p>Y inches</text:p>
          </table:table-cell>
          <table:table-cell table:style-name="ce2" office:value-type="string" calcext:value-type="string">
            <text:p>Z rot degrees</text:p>
          </table:table-cell>
          <table:table-cell table:style-name="ce2" office:value-type="string" calcext:value-type="string">
            <text:p>X feet</text:p>
          </table:table-cell>
          <table:table-cell table:style-name="ce2" office:value-type="string" calcext:value-type="string">
            <text:p>Y feet</text:p>
          </table:table-cell>
          <table:table-cell table:style-name="ce2" office:value-type="string" calcext:value-type="string">
            <text:p>z rot radians</text:p>
          </table:table-cell>
          <table:table-cell table:style-name="ce2" office:value-type="string" calcext:value-type="string">
            <text:p>Cos</text:p>
          </table:table-cell>
          <table:table-cell table:style-name="ce2" office:value-type="string" calcext:value-type="string">
            <text:p>Sine</text:p>
          </table:table-cell>
          <table:table-cell table:style-name="ce2" office:value-type="string" calcext:value-type="string">
            <text:p>distance away ft</text:p>
          </table:table-cell>
          <table:table-cell table:style-name="ce2" office:value-type="string" calcext:value-type="string">
            <text:p>Distance side offset feet</text:p>
          </table:table-cell>
          <table:table-cell table:style-name="ce2" office:value-type="string" calcext:value-type="string">
            <text:p>X feet</text:p>
          </table:table-cell>
          <table:table-cell table:style-name="ce2" office:value-type="string" calcext:value-type="string">
            <text:p>Y feet</text:p>
          </table:table-cell>
          <table:table-cell table:style-name="ce2"/>
          <table:table-cell table:style-name="ce2" office:value-type="string" calcext:value-type="string">
            <text:p>X feet (left)</text:p>
          </table:table-cell>
          <table:table-cell table:style-name="ce2" office:value-type="string" calcext:value-type="string">
            <text:p>Y feet (left)</text:p>
          </table:table-cell>
          <table:table-cell table:style-name="ce2" office:value-type="string" calcext:value-type="string">
            <text:p>X feet (right)</text:p>
          </table:table-cell>
          <table:table-cell table:style-name="ce2" office:value-type="string" calcext:value-type="string">
            <text:p>Y feet (right)</text:p>
          </table:table-cell>
          <table:table-cell table:style-name="ce2" table:number-columns-repeated="1636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5]/12" office:value-type="float" office:value="13.3658333333333" calcext:value-type="float">
            <text:p>13.3658333333333</text:p>
          </table:table-cell>
          <table:table-cell table:formula="of:=[.E5]/12" office:value-type="float" office:value="15.5691666666667" calcext:value-type="float">
            <text:p>15.5691666666667</text:p>
          </table:table-cell>
          <table:table-cell table:formula="of:=[.F5]/360*PI()*2" office:value-type="float" office:value="2.0943951023932" calcext:value-type="float">
            <text:p>2.0943951023932</text:p>
          </table:table-cell>
          <table:table-cell table:formula="of:=COS([.I5])" office:value-type="float" office:value="-0.5" calcext:value-type="float">
            <text:p>-0.5</text:p>
          </table:table-cell>
          <table:table-cell table:formula="of:=SIN([.I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5]+[.L5]*[.J5]+[.M5]*[.K5]" office:value-type="float" office:value="11.8658333333333" calcext:value-type="float">
            <text:p>11.8658</text:p>
          </table:table-cell>
          <table:table-cell table:formula="of:=[.H5]+[.L5]*[.K5]+[.M5]*[.J5]" office:value-type="float" office:value="18.16724287802" calcext:value-type="float">
            <text:p>18.16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6]/12" office:value-type="float" office:value="13.3658333333333" calcext:value-type="float">
            <text:p>13.3658333333333</text:p>
          </table:table-cell>
          <table:table-cell table:formula="of:=[.E6]/12" office:value-type="float" office:value="15.5691666666667" calcext:value-type="float">
            <text:p>15.5691666666667</text:p>
          </table:table-cell>
          <table:table-cell table:formula="of:=[.F6]/360*PI()*2" office:value-type="float" office:value="2.0943951023932" calcext:value-type="float">
            <text:p>2.0943951023932</text:p>
          </table:table-cell>
          <table:table-cell table:formula="of:=COS([.I6])" office:value-type="float" office:value="-0.5" calcext:value-type="float">
            <text:p>-0.5</text:p>
          </table:table-cell>
          <table:table-cell table:formula="of:=SIN([.I6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6]+[.L6]*[.J6]+[.M6]*[.K6]" office:value-type="float" office:value="12.2988460352256" calcext:value-type="float">
            <text:p>12.2988</text:p>
          </table:table-cell>
          <table:table-cell table:formula="of:=[.H6]+[.L6]*[.K6]+[.M6]*[.J6]" office:value-type="float" office:value="17.91724287802" calcext:value-type="float">
            <text:p>17.91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7]/12" office:value-type="float" office:value="13.3658333333333" calcext:value-type="float">
            <text:p>13.3658333333333</text:p>
          </table:table-cell>
          <table:table-cell table:formula="of:=[.E7]/12" office:value-type="float" office:value="15.5691666666667" calcext:value-type="float">
            <text:p>15.5691666666667</text:p>
          </table:table-cell>
          <table:table-cell table:formula="of:=[.F7]/360*PI()*2" office:value-type="float" office:value="2.0943951023932" calcext:value-type="float">
            <text:p>2.0943951023932</text:p>
          </table:table-cell>
          <table:table-cell table:formula="of:=COS([.I7])" office:value-type="float" office:value="-0.5" calcext:value-type="float">
            <text:p>-0.5</text:p>
          </table:table-cell>
          <table:table-cell table:formula="of:=SIN([.I7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7]+[.L7]*[.J7]+[.M7]*[.K7]" office:value-type="float" office:value="11.4328206314411" calcext:value-type="float">
            <text:p>11.4328</text:p>
          </table:table-cell>
          <table:table-cell table:formula="of:=[.H7]+[.L7]*[.K7]+[.M7]*[.J7]" office:value-type="float" office:value="18.41724287802" calcext:value-type="float">
            <text:p>18.41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8]/12" office:value-type="float" office:value="16.0916666666667" calcext:value-type="float">
            <text:p>16.0916666666667</text:p>
          </table:table-cell>
          <table:table-cell table:formula="of:=[.E8]/12" office:value-type="float" office:value="15.5691666666667" calcext:value-type="float">
            <text:p>15.5691666666667</text:p>
          </table:table-cell>
          <table:table-cell table:formula="of:=[.F8]/360*PI()*2" office:value-type="float" office:value="1.0471975511966" calcext:value-type="float">
            <text:p>1.0471975511966</text:p>
          </table:table-cell>
          <table:table-cell table:formula="of:=COS([.I8])" office:value-type="float" office:value="0.5" calcext:value-type="float">
            <text:p>0.5</text:p>
          </table:table-cell>
          <table:table-cell table:formula="of:=SIN([.I8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8]+[.L8]*[.J8]+[.M8]*[.K8]" office:value-type="float" office:value="17.5916666666667" calcext:value-type="float">
            <text:p>17.5917</text:p>
          </table:table-cell>
          <table:table-cell table:formula="of:=[.H8]+[.L8]*[.K8]+[.M8]*[.J8]" office:value-type="float" office:value="18.16724287802" calcext:value-type="float">
            <text:p>18.16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9]/12" office:value-type="float" office:value="16.0916666666667" calcext:value-type="float">
            <text:p>16.0916666666667</text:p>
          </table:table-cell>
          <table:table-cell table:formula="of:=[.E9]/12" office:value-type="float" office:value="15.5691666666667" calcext:value-type="float">
            <text:p>15.5691666666667</text:p>
          </table:table-cell>
          <table:table-cell table:formula="of:=[.F9]/360*PI()*2" office:value-type="float" office:value="1.0471975511966" calcext:value-type="float">
            <text:p>1.0471975511966</text:p>
          </table:table-cell>
          <table:table-cell table:formula="of:=COS([.I9])" office:value-type="float" office:value="0.5" calcext:value-type="float">
            <text:p>0.5</text:p>
          </table:table-cell>
          <table:table-cell table:formula="of:=SIN([.I9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9]+[.L9]*[.J9]+[.M9]*[.K9]" office:value-type="float" office:value="18.0246793685589" calcext:value-type="float">
            <text:p>18.0247</text:p>
          </table:table-cell>
          <table:table-cell table:formula="of:=[.H9]+[.L9]*[.K9]+[.M9]*[.J9]" office:value-type="float" office:value="18.41724287802" calcext:value-type="float">
            <text:p>18.41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10]/12" office:value-type="float" office:value="16.0916666666667" calcext:value-type="float">
            <text:p>16.0916666666667</text:p>
          </table:table-cell>
          <table:table-cell table:formula="of:=[.E10]/12" office:value-type="float" office:value="15.5691666666667" calcext:value-type="float">
            <text:p>15.5691666666667</text:p>
          </table:table-cell>
          <table:table-cell table:formula="of:=[.F10]/360*PI()*2" office:value-type="float" office:value="1.0471975511966" calcext:value-type="float">
            <text:p>1.0471975511966</text:p>
          </table:table-cell>
          <table:table-cell table:formula="of:=COS([.I10])" office:value-type="float" office:value="0.5" calcext:value-type="float">
            <text:p>0.5</text:p>
          </table:table-cell>
          <table:table-cell table:formula="of:=SIN([.I10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10]+[.L10]*[.J10]+[.M10]*[.K10]" office:value-type="float" office:value="17.1586539647744" calcext:value-type="float">
            <text:p>17.1587</text:p>
          </table:table-cell>
          <table:table-cell table:formula="of:=[.H10]+[.L10]*[.K10]+[.M10]*[.J10]" office:value-type="float" office:value="17.91724287802" calcext:value-type="float">
            <text:p>17.91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1]/12" office:value-type="float" office:value="17.4575" calcext:value-type="float">
            <text:p>17.4575</text:p>
          </table:table-cell>
          <table:table-cell table:formula="of:=[.E11]/12" office:value-type="float" office:value="13.2083333333333" calcext:value-type="float">
            <text:p>13.2083333333333</text:p>
          </table:table-cell>
          <table:table-cell table:formula="of:=[.F11]/360*PI()*2" office:value-type="float" office:value="0" calcext:value-type="float">
            <text:p>0</text:p>
          </table:table-cell>
          <table:table-cell table:formula="of:=COS([.I11])" office:value-type="float" office:value="1" calcext:value-type="float">
            <text:p>1</text:p>
          </table:table-cell>
          <table:table-cell table:formula="of:=SIN([.I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1]+[.L11]*[.J11]+[.M11]*[.K11]" office:value-type="float" office:value="20.4575" calcext:value-type="float">
            <text:p>20.4575</text:p>
          </table:table-cell>
          <table:table-cell table:formula="of:=[.H11]+[.L11]*[.K11]+[.M11]*[.J11]" office:value-type="float" office:value="13.2083333333333" calcext:value-type="float">
            <text:p>13.2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2]/12" office:value-type="float" office:value="17.4575" calcext:value-type="float">
            <text:p>17.4575</text:p>
          </table:table-cell>
          <table:table-cell table:formula="of:=[.E12]/12" office:value-type="float" office:value="13.2083333333333" calcext:value-type="float">
            <text:p>13.2083333333333</text:p>
          </table:table-cell>
          <table:table-cell table:formula="of:=[.F12]/360*PI()*2" office:value-type="float" office:value="0" calcext:value-type="float">
            <text:p>0</text:p>
          </table:table-cell>
          <table:table-cell table:formula="of:=COS([.I12])" office:value-type="float" office:value="1" calcext:value-type="float">
            <text:p>1</text:p>
          </table:table-cell>
          <table:table-cell table:formula="of:=SIN([.I1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12]+[.L12]*[.J12]+[.M12]*[.K12]" office:value-type="float" office:value="20.4575" calcext:value-type="float">
            <text:p>20.4575</text:p>
          </table:table-cell>
          <table:table-cell table:formula="of:=[.H12]+[.L12]*[.K12]+[.M12]*[.J12]" office:value-type="float" office:value="13.7083333333333" calcext:value-type="float">
            <text:p>13.7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3]/12" office:value-type="float" office:value="17.4575" calcext:value-type="float">
            <text:p>17.4575</text:p>
          </table:table-cell>
          <table:table-cell table:formula="of:=[.E13]/12" office:value-type="float" office:value="13.2083333333333" calcext:value-type="float">
            <text:p>13.2083333333333</text:p>
          </table:table-cell>
          <table:table-cell table:formula="of:=[.F13]/360*PI()*2" office:value-type="float" office:value="0" calcext:value-type="float">
            <text:p>0</text:p>
          </table:table-cell>
          <table:table-cell table:formula="of:=COS([.I13])" office:value-type="float" office:value="1" calcext:value-type="float">
            <text:p>1</text:p>
          </table:table-cell>
          <table:table-cell table:formula="of:=SIN([.I1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13]+[.L13]*[.J13]+[.M13]*[.K13]" office:value-type="float" office:value="20.4575" calcext:value-type="float">
            <text:p>20.4575</text:p>
          </table:table-cell>
          <table:table-cell table:formula="of:=[.H13]+[.L13]*[.K13]+[.M13]*[.J13]" office:value-type="float" office:value="12.7083333333333" calcext:value-type="float">
            <text:p>12.7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4]/12" office:value-type="float" office:value="16.0916666666667" calcext:value-type="float">
            <text:p>16.0916666666667</text:p>
          </table:table-cell>
          <table:table-cell table:formula="of:=[.E14]/12" office:value-type="float" office:value="10.8475" calcext:value-type="float">
            <text:p>10.8475</text:p>
          </table:table-cell>
          <table:table-cell table:formula="of:=[.F14]/360*PI()*2" office:value-type="float" office:value="5.23598775598299" calcext:value-type="float">
            <text:p>5.23598775598299</text:p>
          </table:table-cell>
          <table:table-cell table:formula="of:=COS([.I14])" office:value-type="float" office:value="0.5" calcext:value-type="float">
            <text:p>0.5</text:p>
          </table:table-cell>
          <table:table-cell table:formula="of:=SIN([.I14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4]+[.L14]*[.J14]+[.M14]*[.K14]" office:value-type="float" office:value="17.5916666666667" calcext:value-type="float">
            <text:p>17.5917</text:p>
          </table:table-cell>
          <table:table-cell table:formula="of:=[.H14]+[.L14]*[.K14]+[.M14]*[.J14]" office:value-type="float" office:value="8.24942378864668" calcext:value-type="float">
            <text:p>8.24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5]/12" office:value-type="float" office:value="16.0916666666667" calcext:value-type="float">
            <text:p>16.0916666666667</text:p>
          </table:table-cell>
          <table:table-cell table:formula="of:=[.E15]/12" office:value-type="float" office:value="10.8475" calcext:value-type="float">
            <text:p>10.8475</text:p>
          </table:table-cell>
          <table:table-cell table:formula="of:=[.F15]/360*PI()*2" office:value-type="float" office:value="5.23598775598299" calcext:value-type="float">
            <text:p>5.23598775598299</text:p>
          </table:table-cell>
          <table:table-cell table:formula="of:=COS([.I15])" office:value-type="float" office:value="0.5" calcext:value-type="float">
            <text:p>0.5</text:p>
          </table:table-cell>
          <table:table-cell table:formula="of:=SIN([.I15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15]+[.L15]*[.J15]+[.M15]*[.K15]" office:value-type="float" office:value="17.1586539647744" calcext:value-type="float">
            <text:p>17.1587</text:p>
          </table:table-cell>
          <table:table-cell table:formula="of:=[.H15]+[.L15]*[.K15]+[.M15]*[.J15]" office:value-type="float" office:value="8.49942378864668" calcext:value-type="float">
            <text:p>8.49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6]/12" office:value-type="float" office:value="16.0916666666667" calcext:value-type="float">
            <text:p>16.0916666666667</text:p>
          </table:table-cell>
          <table:table-cell table:formula="of:=[.E16]/12" office:value-type="float" office:value="10.8475" calcext:value-type="float">
            <text:p>10.8475</text:p>
          </table:table-cell>
          <table:table-cell table:formula="of:=[.F16]/360*PI()*2" office:value-type="float" office:value="5.23598775598299" calcext:value-type="float">
            <text:p>5.23598775598299</text:p>
          </table:table-cell>
          <table:table-cell table:formula="of:=COS([.I16])" office:value-type="float" office:value="0.5" calcext:value-type="float">
            <text:p>0.5</text:p>
          </table:table-cell>
          <table:table-cell table:formula="of:=SIN([.I16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16]+[.L16]*[.J16]+[.M16]*[.K16]" office:value-type="float" office:value="18.0246793685589" calcext:value-type="float">
            <text:p>18.0247</text:p>
          </table:table-cell>
          <table:table-cell table:formula="of:=[.H16]+[.L16]*[.K16]+[.M16]*[.J16]" office:value-type="float" office:value="7.99942378864668" calcext:value-type="float">
            <text:p>7.99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7]/12" office:value-type="float" office:value="13.3658333333333" calcext:value-type="float">
            <text:p>13.3658333333333</text:p>
          </table:table-cell>
          <table:table-cell table:formula="of:=[.E17]/12" office:value-type="float" office:value="10.8475" calcext:value-type="float">
            <text:p>10.8475</text:p>
          </table:table-cell>
          <table:table-cell table:formula="of:=[.F17]/360*PI()*2" office:value-type="float" office:value="4.18879020478639" calcext:value-type="float">
            <text:p>4.18879020478639</text:p>
          </table:table-cell>
          <table:table-cell table:formula="of:=COS([.I17])" office:value-type="float" office:value="-0.5" calcext:value-type="float">
            <text:p>-0.5</text:p>
          </table:table-cell>
          <table:table-cell table:formula="of:=SIN([.I17])" office:value-type="float" office:value="-0.866025403784438" calcext:value-type="float">
            <text:p>-0.8660254037844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7]+[.L17]*[.J17]+[.M17]*[.K17]" office:value-type="float" office:value="11.8658333333333" calcext:value-type="float">
            <text:p>11.8658</text:p>
          </table:table-cell>
          <table:table-cell table:formula="of:=[.H17]+[.L17]*[.K17]+[.M17]*[.J17]" office:value-type="float" office:value="8.24942378864668" calcext:value-type="float">
            <text:p>8.24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8]/12" office:value-type="float" office:value="13.3658333333333" calcext:value-type="float">
            <text:p>13.3658333333333</text:p>
          </table:table-cell>
          <table:table-cell table:formula="of:=[.E18]/12" office:value-type="float" office:value="10.8475" calcext:value-type="float">
            <text:p>10.8475</text:p>
          </table:table-cell>
          <table:table-cell table:formula="of:=[.F18]/360*PI()*2" office:value-type="float" office:value="4.18879020478639" calcext:value-type="float">
            <text:p>4.18879020478639</text:p>
          </table:table-cell>
          <table:table-cell table:formula="of:=COS([.I18])" office:value-type="float" office:value="-0.5" calcext:value-type="float">
            <text:p>-0.5</text:p>
          </table:table-cell>
          <table:table-cell table:formula="of:=SIN([.I18])" office:value-type="float" office:value="-0.866025403784438" calcext:value-type="float">
            <text:p>-0.86602540378443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18]+[.L18]*[.J18]+[.M18]*[.K18]" office:value-type="float" office:value="11.4328206314411" calcext:value-type="float">
            <text:p>11.4328</text:p>
          </table:table-cell>
          <table:table-cell table:formula="of:=[.H18]+[.L18]*[.K18]+[.M18]*[.J18]" office:value-type="float" office:value="7.99942378864668" calcext:value-type="float">
            <text:p>7.99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9]/12" office:value-type="float" office:value="13.3658333333333" calcext:value-type="float">
            <text:p>13.3658333333333</text:p>
          </table:table-cell>
          <table:table-cell table:formula="of:=[.E19]/12" office:value-type="float" office:value="10.8475" calcext:value-type="float">
            <text:p>10.8475</text:p>
          </table:table-cell>
          <table:table-cell table:formula="of:=[.F19]/360*PI()*2" office:value-type="float" office:value="4.18879020478639" calcext:value-type="float">
            <text:p>4.18879020478639</text:p>
          </table:table-cell>
          <table:table-cell table:formula="of:=COS([.I19])" office:value-type="float" office:value="-0.5" calcext:value-type="float">
            <text:p>-0.5</text:p>
          </table:table-cell>
          <table:table-cell table:formula="of:=SIN([.I19])" office:value-type="float" office:value="-0.866025403784438" calcext:value-type="float">
            <text:p>-0.866025403784438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19]+[.L19]*[.J19]+[.M19]*[.K19]" office:value-type="float" office:value="12.2988460352256" calcext:value-type="float">
            <text:p>12.2988</text:p>
          </table:table-cell>
          <table:table-cell table:formula="of:=[.H19]+[.L19]*[.K19]+[.M19]*[.J19]" office:value-type="float" office:value="8.49942378864668" calcext:value-type="float">
            <text:p>8.49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20]/12" office:value-type="float" office:value="12" calcext:value-type="float">
            <text:p>12</text:p>
          </table:table-cell>
          <table:table-cell table:formula="of:=[.E20]/12" office:value-type="float" office:value="13.2083333333333" calcext:value-type="float">
            <text:p>13.2083333333333</text:p>
          </table:table-cell>
          <table:table-cell table:formula="of:=[.F20]/360*PI()*2" office:value-type="float" office:value="3.14159265358979" calcext:value-type="float">
            <text:p>3.14159265358979</text:p>
          </table:table-cell>
          <table:table-cell table:formula="of:=COS([.I20])" office:value-type="float" office:value="-1" calcext:value-type="float">
            <text:p>-1</text:p>
          </table:table-cell>
          <table:table-cell table:formula="of:=SIN([.I20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20]+[.L20]*[.J20]+[.M20]*[.K20]" office:value-type="float" office:value="9" calcext:value-type="float">
            <text:p>9.0000</text:p>
          </table:table-cell>
          <table:table-cell table:formula="of:=[.H20]+[.L20]*[.K20]+[.M20]*[.J20]" office:value-type="float" office:value="13.2083333333333" calcext:value-type="float">
            <text:p>13.2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21]/12" office:value-type="float" office:value="12" calcext:value-type="float">
            <text:p>12</text:p>
          </table:table-cell>
          <table:table-cell table:formula="of:=[.E21]/12" office:value-type="float" office:value="13.2083333333333" calcext:value-type="float">
            <text:p>13.2083333333333</text:p>
          </table:table-cell>
          <table:table-cell table:formula="of:=[.F21]/360*PI()*2" office:value-type="float" office:value="3.14159265358979" calcext:value-type="float">
            <text:p>3.14159265358979</text:p>
          </table:table-cell>
          <table:table-cell table:formula="of:=COS([.I21])" office:value-type="float" office:value="-1" calcext:value-type="float">
            <text:p>-1</text:p>
          </table:table-cell>
          <table:table-cell table:formula="of:=SIN([.I21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21]+[.L21]*[.J21]+[.M21]*[.K21]" office:value-type="float" office:value="9" calcext:value-type="float">
            <text:p>9.0000</text:p>
          </table:table-cell>
          <table:table-cell table:formula="of:=[.H21]+[.L21]*[.K21]+[.M21]*[.J21]" office:value-type="float" office:value="12.7083333333333" calcext:value-type="float">
            <text:p>12.7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22]/12" office:value-type="float" office:value="12" calcext:value-type="float">
            <text:p>12</text:p>
          </table:table-cell>
          <table:table-cell table:formula="of:=[.E22]/12" office:value-type="float" office:value="13.2083333333333" calcext:value-type="float">
            <text:p>13.2083333333333</text:p>
          </table:table-cell>
          <table:table-cell table:formula="of:=[.F22]/360*PI()*2" office:value-type="float" office:value="3.14159265358979" calcext:value-type="float">
            <text:p>3.14159265358979</text:p>
          </table:table-cell>
          <table:table-cell table:formula="of:=COS([.I22])" office:value-type="float" office:value="-1" calcext:value-type="float">
            <text:p>-1</text:p>
          </table:table-cell>
          <table:table-cell table:formula="of:=SIN([.I22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22]+[.L22]*[.J22]+[.M22]*[.K22]" office:value-type="float" office:value="9" calcext:value-type="float">
            <text:p>9.0000</text:p>
          </table:table-cell>
          <table:table-cell table:formula="of:=[.H22]+[.L22]*[.K22]+[.M22]*[.J22]" office:value-type="float" office:value="13.7083333333333" calcext:value-type="float">
            <text:p>13.7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23]/12" office:value-type="float" office:value="2.7925" calcext:value-type="float">
            <text:p>2.7925</text:p>
          </table:table-cell>
          <table:table-cell table:formula="of:=[.E23]/12" office:value-type="float" office:value="2.15" calcext:value-type="float">
            <text:p>2.15</text:p>
          </table:table-cell>
          <table:table-cell table:formula="of:=[.F23]/360*PI()*2" office:value-type="float" office:value="0.942477796076938" calcext:value-type="float">
            <text:p>0.942477796076938</text:p>
          </table:table-cell>
          <table:table-cell table:formula="of:=COS([.I23])" office:value-type="float" office:value="0.587785252292473" calcext:value-type="float">
            <text:p>0.587785252292473</text:p>
          </table:table-cell>
          <table:table-cell table:formula="of:=SIN([.I23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23]+[.L23]*[.J23]+[.M23]*[.K23]" office:value-type="float" office:value="4.55585575687742" calcext:value-type="float">
            <text:p>4.5559</text:p>
          </table:table-cell>
          <table:table-cell table:formula="of:=[.H23]+[.L23]*[.K23]+[.M23]*[.J23]" office:value-type="float" office:value="4.57705098312484" calcext:value-type="float">
            <text:p>4.5771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24]/12" office:value-type="float" office:value="2.7925" calcext:value-type="float">
            <text:p>2.7925</text:p>
          </table:table-cell>
          <table:table-cell table:formula="of:=[.E24]/12" office:value-type="float" office:value="2.15" calcext:value-type="float">
            <text:p>2.15</text:p>
          </table:table-cell>
          <table:table-cell table:formula="of:=[.F24]/360*PI()*2" office:value-type="float" office:value="0.942477796076938" calcext:value-type="float">
            <text:p>0.942477796076938</text:p>
          </table:table-cell>
          <table:table-cell table:formula="of:=COS([.I24])" office:value-type="float" office:value="0.587785252292473" calcext:value-type="float">
            <text:p>0.587785252292473</text:p>
          </table:table-cell>
          <table:table-cell table:formula="of:=SIN([.I24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24]+[.L24]*[.J24]+[.M24]*[.K24]" office:value-type="float" office:value="4.96036425406489" calcext:value-type="float">
            <text:p>4.9604</text:p>
          </table:table-cell>
          <table:table-cell table:formula="of:=[.H24]+[.L24]*[.K24]+[.M24]*[.J24]" office:value-type="float" office:value="4.87094360927108" calcext:value-type="float">
            <text:p>4.8709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25]/12" office:value-type="float" office:value="2.7925" calcext:value-type="float">
            <text:p>2.7925</text:p>
          </table:table-cell>
          <table:table-cell table:formula="of:=[.E25]/12" office:value-type="float" office:value="2.15" calcext:value-type="float">
            <text:p>2.15</text:p>
          </table:table-cell>
          <table:table-cell table:formula="of:=[.F25]/360*PI()*2" office:value-type="float" office:value="0.942477796076938" calcext:value-type="float">
            <text:p>0.942477796076938</text:p>
          </table:table-cell>
          <table:table-cell table:formula="of:=COS([.I25])" office:value-type="float" office:value="0.587785252292473" calcext:value-type="float">
            <text:p>0.587785252292473</text:p>
          </table:table-cell>
          <table:table-cell table:formula="of:=SIN([.I25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25]+[.L25]*[.J25]+[.M25]*[.K25]" office:value-type="float" office:value="4.15134725968995" calcext:value-type="float">
            <text:p>4.1513</text:p>
          </table:table-cell>
          <table:table-cell table:formula="of:=[.H25]+[.L25]*[.K25]+[.M25]*[.J25]" office:value-type="float" office:value="4.28315835697861" calcext:value-type="float">
            <text:p>4.283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26]/12" office:value-type="float" office:value="2.7925" calcext:value-type="float">
            <text:p>2.7925</text:p>
          </table:table-cell>
          <table:table-cell table:formula="of:=[.E26]/12" office:value-type="float" office:value="24.2666666666667" calcext:value-type="float">
            <text:p>24.2666666666667</text:p>
          </table:table-cell>
          <table:table-cell table:formula="of:=[.F26]/360*PI()*2" office:value-type="float" office:value="5.34070751110265" calcext:value-type="float">
            <text:p>5.34070751110265</text:p>
          </table:table-cell>
          <table:table-cell table:formula="of:=COS([.I26])" office:value-type="float" office:value="0.587785252292473" calcext:value-type="float">
            <text:p>0.587785252292473</text:p>
          </table:table-cell>
          <table:table-cell table:formula="of:=SIN([.I26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26]+[.L26]*[.J26]+[.M26]*[.K26]" office:value-type="float" office:value="4.55585575687742" calcext:value-type="float">
            <text:p>4.5559</text:p>
          </table:table-cell>
          <table:table-cell table:formula="of:=[.H26]+[.L26]*[.K26]+[.M26]*[.J26]" office:value-type="float" office:value="21.8396156835418" calcext:value-type="float">
            <text:p>21.8396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27]/12" office:value-type="float" office:value="2.7925" calcext:value-type="float">
            <text:p>2.7925</text:p>
          </table:table-cell>
          <table:table-cell table:formula="of:=[.E27]/12" office:value-type="float" office:value="24.2666666666667" calcext:value-type="float">
            <text:p>24.2666666666667</text:p>
          </table:table-cell>
          <table:table-cell table:formula="of:=[.F27]/360*PI()*2" office:value-type="float" office:value="5.34070751110265" calcext:value-type="float">
            <text:p>5.34070751110265</text:p>
          </table:table-cell>
          <table:table-cell table:formula="of:=COS([.I27])" office:value-type="float" office:value="0.587785252292473" calcext:value-type="float">
            <text:p>0.587785252292473</text:p>
          </table:table-cell>
          <table:table-cell table:formula="of:=SIN([.I27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27]+[.L27]*[.J27]+[.M27]*[.K27]" office:value-type="float" office:value="4.15134725968995" calcext:value-type="float">
            <text:p>4.1513</text:p>
          </table:table-cell>
          <table:table-cell table:formula="of:=[.H27]+[.L27]*[.K27]+[.M27]*[.J27]" office:value-type="float" office:value="22.1335083096881" calcext:value-type="float">
            <text:p>22.1335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28]/12" office:value-type="float" office:value="2.7925" calcext:value-type="float">
            <text:p>2.7925</text:p>
          </table:table-cell>
          <table:table-cell table:formula="of:=[.E28]/12" office:value-type="float" office:value="24.2666666666667" calcext:value-type="float">
            <text:p>24.2666666666667</text:p>
          </table:table-cell>
          <table:table-cell table:formula="of:=[.F28]/360*PI()*2" office:value-type="float" office:value="5.34070751110265" calcext:value-type="float">
            <text:p>5.34070751110265</text:p>
          </table:table-cell>
          <table:table-cell table:formula="of:=COS([.I28])" office:value-type="float" office:value="0.587785252292473" calcext:value-type="float">
            <text:p>0.587785252292473</text:p>
          </table:table-cell>
          <table:table-cell table:formula="of:=SIN([.I28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28]+[.L28]*[.J28]+[.M28]*[.K28]" office:value-type="float" office:value="4.96036425406489" calcext:value-type="float">
            <text:p>4.9604</text:p>
          </table:table-cell>
          <table:table-cell table:formula="of:=[.H28]+[.L28]*[.K28]+[.M28]*[.J28]" office:value-type="float" office:value="21.5457230573956" calcext:value-type="float">
            <text:p>21.5457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30]/12" office:value-type="float" office:value="41.4808333333333" calcext:value-type="float">
            <text:p>41.4808333333333</text:p>
          </table:table-cell>
          <table:table-cell table:formula="of:=[.E30]/12" office:value-type="float" office:value="15.5691666666667" calcext:value-type="float">
            <text:p>15.5691666666667</text:p>
          </table:table-cell>
          <table:table-cell table:formula="of:=[.F30]/360*PI()*2" office:value-type="float" office:value="2.0943951023932" calcext:value-type="float">
            <text:p>2.0943951023932</text:p>
          </table:table-cell>
          <table:table-cell table:formula="of:=COS([.I30])" office:value-type="float" office:value="-0.5" calcext:value-type="float">
            <text:p>-0.5</text:p>
          </table:table-cell>
          <table:table-cell table:formula="of:=SIN([.I30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0]+[.L30]*[.J30]+[.M30]*[.K30]" office:value-type="float" office:value="39.9808333333333" calcext:value-type="float">
            <text:p>39.9808</text:p>
          </table:table-cell>
          <table:table-cell table:formula="of:=[.H30]+[.L30]*[.K30]+[.M30]*[.J30]" office:value-type="float" office:value="18.16724287802" calcext:value-type="float">
            <text:p>18.16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31]/12" office:value-type="float" office:value="41.4808333333333" calcext:value-type="float">
            <text:p>41.4808333333333</text:p>
          </table:table-cell>
          <table:table-cell table:formula="of:=[.E31]/12" office:value-type="float" office:value="15.5691666666667" calcext:value-type="float">
            <text:p>15.5691666666667</text:p>
          </table:table-cell>
          <table:table-cell table:formula="of:=[.F31]/360*PI()*2" office:value-type="float" office:value="2.0943951023932" calcext:value-type="float">
            <text:p>2.0943951023932</text:p>
          </table:table-cell>
          <table:table-cell table:formula="of:=COS([.I31])" office:value-type="float" office:value="-0.5" calcext:value-type="float">
            <text:p>-0.5</text:p>
          </table:table-cell>
          <table:table-cell table:formula="of:=SIN([.I31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31]+[.L31]*[.J31]+[.M31]*[.K31]" office:value-type="float" office:value="40.4138460352255" calcext:value-type="float">
            <text:p>40.4138</text:p>
          </table:table-cell>
          <table:table-cell table:formula="of:=[.H31]+[.L31]*[.K31]+[.M31]*[.J31]" office:value-type="float" office:value="17.91724287802" calcext:value-type="float">
            <text:p>17.91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32]/12" office:value-type="float" office:value="41.4808333333333" calcext:value-type="float">
            <text:p>41.4808333333333</text:p>
          </table:table-cell>
          <table:table-cell table:formula="of:=[.E32]/12" office:value-type="float" office:value="15.5691666666667" calcext:value-type="float">
            <text:p>15.5691666666667</text:p>
          </table:table-cell>
          <table:table-cell table:formula="of:=[.F32]/360*PI()*2" office:value-type="float" office:value="2.0943951023932" calcext:value-type="float">
            <text:p>2.0943951023932</text:p>
          </table:table-cell>
          <table:table-cell table:formula="of:=COS([.I32])" office:value-type="float" office:value="-0.5" calcext:value-type="float">
            <text:p>-0.5</text:p>
          </table:table-cell>
          <table:table-cell table:formula="of:=SIN([.I32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32]+[.L32]*[.J32]+[.M32]*[.K32]" office:value-type="float" office:value="39.5478206314411" calcext:value-type="float">
            <text:p>39.5478</text:p>
          </table:table-cell>
          <table:table-cell table:formula="of:=[.H32]+[.L32]*[.K32]+[.M32]*[.J32]" office:value-type="float" office:value="18.41724287802" calcext:value-type="float">
            <text:p>18.41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33]/12" office:value-type="float" office:value="44.2075" calcext:value-type="float">
            <text:p>44.2075</text:p>
          </table:table-cell>
          <table:table-cell table:formula="of:=[.E33]/12" office:value-type="float" office:value="15.5691666666667" calcext:value-type="float">
            <text:p>15.5691666666667</text:p>
          </table:table-cell>
          <table:table-cell table:formula="of:=[.F33]/360*PI()*2" office:value-type="float" office:value="1.0471975511966" calcext:value-type="float">
            <text:p>1.0471975511966</text:p>
          </table:table-cell>
          <table:table-cell table:formula="of:=COS([.I33])" office:value-type="float" office:value="0.5" calcext:value-type="float">
            <text:p>0.5</text:p>
          </table:table-cell>
          <table:table-cell table:formula="of:=SIN([.I33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3]+[.L33]*[.J33]+[.M33]*[.K33]" office:value-type="float" office:value="45.7075" calcext:value-type="float">
            <text:p>45.7075</text:p>
          </table:table-cell>
          <table:table-cell table:formula="of:=[.H33]+[.L33]*[.K33]+[.M33]*[.J33]" office:value-type="float" office:value="18.16724287802" calcext:value-type="float">
            <text:p>18.16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34]/12" office:value-type="float" office:value="44.2075" calcext:value-type="float">
            <text:p>44.2075</text:p>
          </table:table-cell>
          <table:table-cell table:formula="of:=[.E34]/12" office:value-type="float" office:value="15.5691666666667" calcext:value-type="float">
            <text:p>15.5691666666667</text:p>
          </table:table-cell>
          <table:table-cell table:formula="of:=[.F34]/360*PI()*2" office:value-type="float" office:value="1.0471975511966" calcext:value-type="float">
            <text:p>1.0471975511966</text:p>
          </table:table-cell>
          <table:table-cell table:formula="of:=COS([.I34])" office:value-type="float" office:value="0.5" calcext:value-type="float">
            <text:p>0.5</text:p>
          </table:table-cell>
          <table:table-cell table:formula="of:=SIN([.I34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34]+[.L34]*[.J34]+[.M34]*[.K34]" office:value-type="float" office:value="46.1405127018922" calcext:value-type="float">
            <text:p>46.1405</text:p>
          </table:table-cell>
          <table:table-cell table:formula="of:=[.H34]+[.L34]*[.K34]+[.M34]*[.J34]" office:value-type="float" office:value="18.41724287802" calcext:value-type="float">
            <text:p>18.41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35]/12" office:value-type="float" office:value="44.2075" calcext:value-type="float">
            <text:p>44.2075</text:p>
          </table:table-cell>
          <table:table-cell table:formula="of:=[.E35]/12" office:value-type="float" office:value="15.5691666666667" calcext:value-type="float">
            <text:p>15.5691666666667</text:p>
          </table:table-cell>
          <table:table-cell table:formula="of:=[.F35]/360*PI()*2" office:value-type="float" office:value="1.0471975511966" calcext:value-type="float">
            <text:p>1.0471975511966</text:p>
          </table:table-cell>
          <table:table-cell table:formula="of:=COS([.I35])" office:value-type="float" office:value="0.5" calcext:value-type="float">
            <text:p>0.5</text:p>
          </table:table-cell>
          <table:table-cell table:formula="of:=SIN([.I3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35]+[.L35]*[.J35]+[.M35]*[.K35]" office:value-type="float" office:value="45.2744872981078" calcext:value-type="float">
            <text:p>45.2745</text:p>
          </table:table-cell>
          <table:table-cell table:formula="of:=[.H35]+[.L35]*[.K35]+[.M35]*[.J35]" office:value-type="float" office:value="17.91724287802" calcext:value-type="float">
            <text:p>17.917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36]/12" office:value-type="float" office:value="45.5725" calcext:value-type="float">
            <text:p>45.5725</text:p>
          </table:table-cell>
          <table:table-cell table:formula="of:=[.E36]/12" office:value-type="float" office:value="13.2083333333333" calcext:value-type="float">
            <text:p>13.2083333333333</text:p>
          </table:table-cell>
          <table:table-cell table:formula="of:=[.F36]/360*PI()*2" office:value-type="float" office:value="0" calcext:value-type="float">
            <text:p>0</text:p>
          </table:table-cell>
          <table:table-cell table:formula="of:=COS([.I36])" office:value-type="float" office:value="1" calcext:value-type="float">
            <text:p>1</text:p>
          </table:table-cell>
          <table:table-cell table:formula="of:=SIN([.I3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6]+[.L36]*[.J36]+[.M36]*[.K36]" office:value-type="float" office:value="48.5725" calcext:value-type="float">
            <text:p>48.5725</text:p>
          </table:table-cell>
          <table:table-cell table:formula="of:=[.H36]+[.L36]*[.K36]+[.M36]*[.J36]" office:value-type="float" office:value="13.2083333333333" calcext:value-type="float">
            <text:p>13.2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37]/12" office:value-type="float" office:value="45.5725" calcext:value-type="float">
            <text:p>45.5725</text:p>
          </table:table-cell>
          <table:table-cell table:formula="of:=[.E37]/12" office:value-type="float" office:value="13.2083333333333" calcext:value-type="float">
            <text:p>13.2083333333333</text:p>
          </table:table-cell>
          <table:table-cell table:formula="of:=[.F37]/360*PI()*2" office:value-type="float" office:value="0" calcext:value-type="float">
            <text:p>0</text:p>
          </table:table-cell>
          <table:table-cell table:formula="of:=COS([.I37])" office:value-type="float" office:value="1" calcext:value-type="float">
            <text:p>1</text:p>
          </table:table-cell>
          <table:table-cell table:formula="of:=SIN([.I3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37]+[.L37]*[.J37]+[.M37]*[.K37]" office:value-type="float" office:value="48.5725" calcext:value-type="float">
            <text:p>48.5725</text:p>
          </table:table-cell>
          <table:table-cell table:formula="of:=[.H37]+[.L37]*[.K37]+[.M37]*[.J37]" office:value-type="float" office:value="13.7083333333333" calcext:value-type="float">
            <text:p>13.7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38]/12" office:value-type="float" office:value="45.5725" calcext:value-type="float">
            <text:p>45.5725</text:p>
          </table:table-cell>
          <table:table-cell table:formula="of:=[.E38]/12" office:value-type="float" office:value="13.2083333333333" calcext:value-type="float">
            <text:p>13.2083333333333</text:p>
          </table:table-cell>
          <table:table-cell table:formula="of:=[.F38]/360*PI()*2" office:value-type="float" office:value="0" calcext:value-type="float">
            <text:p>0</text:p>
          </table:table-cell>
          <table:table-cell table:formula="of:=COS([.I38])" office:value-type="float" office:value="1" calcext:value-type="float">
            <text:p>1</text:p>
          </table:table-cell>
          <table:table-cell table:formula="of:=SIN([.I3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38]+[.L38]*[.J38]+[.M38]*[.K38]" office:value-type="float" office:value="48.5725" calcext:value-type="float">
            <text:p>48.5725</text:p>
          </table:table-cell>
          <table:table-cell table:formula="of:=[.H38]+[.L38]*[.K38]+[.M38]*[.J38]" office:value-type="float" office:value="12.7083333333333" calcext:value-type="float">
            <text:p>12.7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39]/12" office:value-type="float" office:value="44.2075" calcext:value-type="float">
            <text:p>44.2075</text:p>
          </table:table-cell>
          <table:table-cell table:formula="of:=[.E39]/12" office:value-type="float" office:value="10.8475" calcext:value-type="float">
            <text:p>10.8475</text:p>
          </table:table-cell>
          <table:table-cell table:formula="of:=[.F39]/360*PI()*2" office:value-type="float" office:value="5.23598775598299" calcext:value-type="float">
            <text:p>5.23598775598299</text:p>
          </table:table-cell>
          <table:table-cell table:formula="of:=COS([.I39])" office:value-type="float" office:value="0.5" calcext:value-type="float">
            <text:p>0.5</text:p>
          </table:table-cell>
          <table:table-cell table:formula="of:=SIN([.I39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9]+[.L39]*[.J39]+[.M39]*[.K39]" office:value-type="float" office:value="45.7075" calcext:value-type="float">
            <text:p>45.7075</text:p>
          </table:table-cell>
          <table:table-cell table:formula="of:=[.H39]+[.L39]*[.K39]+[.M39]*[.J39]" office:value-type="float" office:value="8.24942378864668" calcext:value-type="float">
            <text:p>8.24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40]/12" office:value-type="float" office:value="44.2075" calcext:value-type="float">
            <text:p>44.2075</text:p>
          </table:table-cell>
          <table:table-cell table:formula="of:=[.E40]/12" office:value-type="float" office:value="10.8475" calcext:value-type="float">
            <text:p>10.8475</text:p>
          </table:table-cell>
          <table:table-cell table:formula="of:=[.F40]/360*PI()*2" office:value-type="float" office:value="5.23598775598299" calcext:value-type="float">
            <text:p>5.23598775598299</text:p>
          </table:table-cell>
          <table:table-cell table:formula="of:=COS([.I40])" office:value-type="float" office:value="0.5" calcext:value-type="float">
            <text:p>0.5</text:p>
          </table:table-cell>
          <table:table-cell table:formula="of:=SIN([.I40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40]+[.L40]*[.J40]+[.M40]*[.K40]" office:value-type="float" office:value="45.2744872981078" calcext:value-type="float">
            <text:p>45.2745</text:p>
          </table:table-cell>
          <table:table-cell table:formula="of:=[.H40]+[.L40]*[.K40]+[.M40]*[.J40]" office:value-type="float" office:value="8.49942378864668" calcext:value-type="float">
            <text:p>8.49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41]/12" office:value-type="float" office:value="44.2075" calcext:value-type="float">
            <text:p>44.2075</text:p>
          </table:table-cell>
          <table:table-cell table:formula="of:=[.E41]/12" office:value-type="float" office:value="10.8475" calcext:value-type="float">
            <text:p>10.8475</text:p>
          </table:table-cell>
          <table:table-cell table:formula="of:=[.F41]/360*PI()*2" office:value-type="float" office:value="5.23598775598299" calcext:value-type="float">
            <text:p>5.23598775598299</text:p>
          </table:table-cell>
          <table:table-cell table:formula="of:=COS([.I41])" office:value-type="float" office:value="0.5" calcext:value-type="float">
            <text:p>0.5</text:p>
          </table:table-cell>
          <table:table-cell table:formula="of:=SIN([.I41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41]+[.L41]*[.J41]+[.M41]*[.K41]" office:value-type="float" office:value="46.1405127018922" calcext:value-type="float">
            <text:p>46.1405</text:p>
          </table:table-cell>
          <table:table-cell table:formula="of:=[.H41]+[.L41]*[.K41]+[.M41]*[.J41]" office:value-type="float" office:value="7.99942378864668" calcext:value-type="float">
            <text:p>7.99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42]/12" office:value-type="float" office:value="41.4808333333333" calcext:value-type="float">
            <text:p>41.4808333333333</text:p>
          </table:table-cell>
          <table:table-cell table:formula="of:=[.E42]/12" office:value-type="float" office:value="10.8475" calcext:value-type="float">
            <text:p>10.8475</text:p>
          </table:table-cell>
          <table:table-cell table:formula="of:=[.F42]/360*PI()*2" office:value-type="float" office:value="4.18879020478639" calcext:value-type="float">
            <text:p>4.18879020478639</text:p>
          </table:table-cell>
          <table:table-cell table:formula="of:=COS([.I42])" office:value-type="float" office:value="-0.5" calcext:value-type="float">
            <text:p>-0.5</text:p>
          </table:table-cell>
          <table:table-cell table:formula="of:=SIN([.I42])" office:value-type="float" office:value="-0.866025403784438" calcext:value-type="float">
            <text:p>-0.8660254037844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42]+[.L42]*[.J42]+[.M42]*[.K42]" office:value-type="float" office:value="39.9808333333333" calcext:value-type="float">
            <text:p>39.9808</text:p>
          </table:table-cell>
          <table:table-cell table:formula="of:=[.H42]+[.L42]*[.K42]+[.M42]*[.J42]" office:value-type="float" office:value="8.24942378864668" calcext:value-type="float">
            <text:p>8.24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43]/12" office:value-type="float" office:value="41.4808333333333" calcext:value-type="float">
            <text:p>41.4808333333333</text:p>
          </table:table-cell>
          <table:table-cell table:formula="of:=[.E43]/12" office:value-type="float" office:value="10.8475" calcext:value-type="float">
            <text:p>10.8475</text:p>
          </table:table-cell>
          <table:table-cell table:formula="of:=[.F43]/360*PI()*2" office:value-type="float" office:value="4.18879020478639" calcext:value-type="float">
            <text:p>4.18879020478639</text:p>
          </table:table-cell>
          <table:table-cell table:formula="of:=COS([.I43])" office:value-type="float" office:value="-0.5" calcext:value-type="float">
            <text:p>-0.5</text:p>
          </table:table-cell>
          <table:table-cell table:formula="of:=SIN([.I43])" office:value-type="float" office:value="-0.866025403784438" calcext:value-type="float">
            <text:p>-0.86602540378443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43]+[.L43]*[.J43]+[.M43]*[.K43]" office:value-type="float" office:value="39.5478206314411" calcext:value-type="float">
            <text:p>39.5478</text:p>
          </table:table-cell>
          <table:table-cell table:formula="of:=[.H43]+[.L43]*[.K43]+[.M43]*[.J43]" office:value-type="float" office:value="7.99942378864668" calcext:value-type="float">
            <text:p>7.99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44]/12" office:value-type="float" office:value="41.4808333333333" calcext:value-type="float">
            <text:p>41.4808333333333</text:p>
          </table:table-cell>
          <table:table-cell table:formula="of:=[.E44]/12" office:value-type="float" office:value="10.8475" calcext:value-type="float">
            <text:p>10.8475</text:p>
          </table:table-cell>
          <table:table-cell table:formula="of:=[.F44]/360*PI()*2" office:value-type="float" office:value="4.18879020478639" calcext:value-type="float">
            <text:p>4.18879020478639</text:p>
          </table:table-cell>
          <table:table-cell table:formula="of:=COS([.I44])" office:value-type="float" office:value="-0.5" calcext:value-type="float">
            <text:p>-0.5</text:p>
          </table:table-cell>
          <table:table-cell table:formula="of:=SIN([.I44])" office:value-type="float" office:value="-0.866025403784438" calcext:value-type="float">
            <text:p>-0.866025403784438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44]+[.L44]*[.J44]+[.M44]*[.K44]" office:value-type="float" office:value="40.4138460352255" calcext:value-type="float">
            <text:p>40.4138</text:p>
          </table:table-cell>
          <table:table-cell table:formula="of:=[.H44]+[.L44]*[.K44]+[.M44]*[.J44]" office:value-type="float" office:value="8.49942378864668" calcext:value-type="float">
            <text:p>8.4994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45]/12" office:value-type="float" office:value="40.1158333333333" calcext:value-type="float">
            <text:p>40.1158333333333</text:p>
          </table:table-cell>
          <table:table-cell table:formula="of:=[.E45]/12" office:value-type="float" office:value="13.2083333333333" calcext:value-type="float">
            <text:p>13.2083333333333</text:p>
          </table:table-cell>
          <table:table-cell table:formula="of:=[.F45]/360*PI()*2" office:value-type="float" office:value="3.14159265358979" calcext:value-type="float">
            <text:p>3.14159265358979</text:p>
          </table:table-cell>
          <table:table-cell table:formula="of:=COS([.I45])" office:value-type="float" office:value="-1" calcext:value-type="float">
            <text:p>-1</text:p>
          </table:table-cell>
          <table:table-cell table:formula="of:=SIN([.I45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45]+[.L45]*[.J45]+[.M45]*[.K45]" office:value-type="float" office:value="37.1158333333333" calcext:value-type="float">
            <text:p>37.1158</text:p>
          </table:table-cell>
          <table:table-cell table:formula="of:=[.H45]+[.L45]*[.K45]+[.M45]*[.J45]" office:value-type="float" office:value="13.2083333333333" calcext:value-type="float">
            <text:p>13.2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46]/12" office:value-type="float" office:value="40.1158333333333" calcext:value-type="float">
            <text:p>40.1158333333333</text:p>
          </table:table-cell>
          <table:table-cell table:formula="of:=[.E46]/12" office:value-type="float" office:value="13.2083333333333" calcext:value-type="float">
            <text:p>13.2083333333333</text:p>
          </table:table-cell>
          <table:table-cell table:formula="of:=[.F46]/360*PI()*2" office:value-type="float" office:value="3.14159265358979" calcext:value-type="float">
            <text:p>3.14159265358979</text:p>
          </table:table-cell>
          <table:table-cell table:formula="of:=COS([.I46])" office:value-type="float" office:value="-1" calcext:value-type="float">
            <text:p>-1</text:p>
          </table:table-cell>
          <table:table-cell table:formula="of:=SIN([.I46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46]+[.L46]*[.J46]+[.M46]*[.K46]" office:value-type="float" office:value="37.1158333333333" calcext:value-type="float">
            <text:p>37.1158</text:p>
          </table:table-cell>
          <table:table-cell table:formula="of:=[.H46]+[.L46]*[.K46]+[.M46]*[.J46]" office:value-type="float" office:value="12.7083333333333" calcext:value-type="float">
            <text:p>12.7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47]/12" office:value-type="float" office:value="40.1158333333333" calcext:value-type="float">
            <text:p>40.1158333333333</text:p>
          </table:table-cell>
          <table:table-cell table:formula="of:=[.E47]/12" office:value-type="float" office:value="13.2083333333333" calcext:value-type="float">
            <text:p>13.2083333333333</text:p>
          </table:table-cell>
          <table:table-cell table:formula="of:=[.F47]/360*PI()*2" office:value-type="float" office:value="3.14159265358979" calcext:value-type="float">
            <text:p>3.14159265358979</text:p>
          </table:table-cell>
          <table:table-cell table:formula="of:=COS([.I47])" office:value-type="float" office:value="-1" calcext:value-type="float">
            <text:p>-1</text:p>
          </table:table-cell>
          <table:table-cell table:formula="of:=SIN([.I47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47]+[.L47]*[.J47]+[.M47]*[.K47]" office:value-type="float" office:value="37.1158333333333" calcext:value-type="float">
            <text:p>37.1158</text:p>
          </table:table-cell>
          <table:table-cell table:formula="of:=[.H47]+[.L47]*[.K47]+[.M47]*[.J47]" office:value-type="float" office:value="13.7083333333333" calcext:value-type="float">
            <text:p>13.708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48]/12" office:value-type="float" office:value="54.7808333333333" calcext:value-type="float">
            <text:p>54.7808333333333</text:p>
          </table:table-cell>
          <table:table-cell table:formula="of:=[.E48]/12" office:value-type="float" office:value="2.15" calcext:value-type="float">
            <text:p>2.15</text:p>
          </table:table-cell>
          <table:table-cell table:formula="of:=[.F48]/360*PI()*2" office:value-type="float" office:value="2.19911485751286" calcext:value-type="float">
            <text:p>2.19911485751286</text:p>
          </table:table-cell>
          <table:table-cell table:formula="of:=COS([.I48])" office:value-type="float" office:value="-0.587785252292473" calcext:value-type="float">
            <text:p>-0.587785252292473</text:p>
          </table:table-cell>
          <table:table-cell table:formula="of:=SIN([.I48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48]+[.L48]*[.J48]+[.M48]*[.K48]" office:value-type="float" office:value="53.0174775764559" calcext:value-type="float">
            <text:p>53.0175</text:p>
          </table:table-cell>
          <table:table-cell table:formula="of:=[.H48]+[.L48]*[.K48]+[.M48]*[.J48]" office:value-type="float" office:value="4.57705098312484" calcext:value-type="float">
            <text:p>4.5771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49]/12" office:value-type="float" office:value="54.7808333333333" calcext:value-type="float">
            <text:p>54.7808333333333</text:p>
          </table:table-cell>
          <table:table-cell table:formula="of:=[.E49]/12" office:value-type="float" office:value="2.15" calcext:value-type="float">
            <text:p>2.15</text:p>
          </table:table-cell>
          <table:table-cell table:formula="of:=[.F49]/360*PI()*2" office:value-type="float" office:value="2.19911485751286" calcext:value-type="float">
            <text:p>2.19911485751286</text:p>
          </table:table-cell>
          <table:table-cell table:formula="of:=COS([.I49])" office:value-type="float" office:value="-0.587785252292473" calcext:value-type="float">
            <text:p>-0.587785252292473</text:p>
          </table:table-cell>
          <table:table-cell table:formula="of:=SIN([.I49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49]+[.L49]*[.J49]+[.M49]*[.K49]" office:value-type="float" office:value="53.4219860736434" calcext:value-type="float">
            <text:p>53.4220</text:p>
          </table:table-cell>
          <table:table-cell table:formula="of:=[.H49]+[.L49]*[.K49]+[.M49]*[.J49]" office:value-type="float" office:value="4.28315835697861" calcext:value-type="float">
            <text:p>4.283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50]/12" office:value-type="float" office:value="54.7808333333333" calcext:value-type="float">
            <text:p>54.7808333333333</text:p>
          </table:table-cell>
          <table:table-cell table:formula="of:=[.E50]/12" office:value-type="float" office:value="2.15" calcext:value-type="float">
            <text:p>2.15</text:p>
          </table:table-cell>
          <table:table-cell table:formula="of:=[.F50]/360*PI()*2" office:value-type="float" office:value="2.19911485751286" calcext:value-type="float">
            <text:p>2.19911485751286</text:p>
          </table:table-cell>
          <table:table-cell table:formula="of:=COS([.I50])" office:value-type="float" office:value="-0.587785252292473" calcext:value-type="float">
            <text:p>-0.587785252292473</text:p>
          </table:table-cell>
          <table:table-cell table:formula="of:=SIN([.I50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50]+[.L50]*[.J50]+[.M50]*[.K50]" office:value-type="float" office:value="52.6129690792684" calcext:value-type="float">
            <text:p>52.6130</text:p>
          </table:table-cell>
          <table:table-cell table:formula="of:=[.H50]+[.L50]*[.K50]+[.M50]*[.J50]" office:value-type="float" office:value="4.87094360927108" calcext:value-type="float">
            <text:p>4.8709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51]/12" office:value-type="float" office:value="54.7808333333333" calcext:value-type="float">
            <text:p>54.7808333333333</text:p>
          </table:table-cell>
          <table:table-cell table:formula="of:=[.E51]/12" office:value-type="float" office:value="24.2666666666667" calcext:value-type="float">
            <text:p>24.2666666666667</text:p>
          </table:table-cell>
          <table:table-cell table:formula="of:=[.F51]/360*PI()*2" office:value-type="float" office:value="4.08407044966673" calcext:value-type="float">
            <text:p>4.08407044966673</text:p>
          </table:table-cell>
          <table:table-cell table:formula="of:=COS([.I51])" office:value-type="float" office:value="-0.587785252292473" calcext:value-type="float">
            <text:p>-0.587785252292473</text:p>
          </table:table-cell>
          <table:table-cell table:formula="of:=SIN([.I51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51]+[.L51]*[.J51]+[.M51]*[.K51]" office:value-type="float" office:value="53.0174775764559" calcext:value-type="float">
            <text:p>53.0175</text:p>
          </table:table-cell>
          <table:table-cell table:formula="of:=[.H51]+[.L51]*[.K51]+[.M51]*[.J51]" office:value-type="float" office:value="21.8396156835418" calcext:value-type="float">
            <text:p>21.8396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52]/12" office:value-type="float" office:value="54.7808333333333" calcext:value-type="float">
            <text:p>54.7808333333333</text:p>
          </table:table-cell>
          <table:table-cell table:formula="of:=[.E52]/12" office:value-type="float" office:value="24.2666666666667" calcext:value-type="float">
            <text:p>24.2666666666667</text:p>
          </table:table-cell>
          <table:table-cell table:formula="of:=[.F52]/360*PI()*2" office:value-type="float" office:value="4.08407044966673" calcext:value-type="float">
            <text:p>4.08407044966673</text:p>
          </table:table-cell>
          <table:table-cell table:formula="of:=COS([.I52])" office:value-type="float" office:value="-0.587785252292473" calcext:value-type="float">
            <text:p>-0.587785252292473</text:p>
          </table:table-cell>
          <table:table-cell table:formula="of:=SIN([.I52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G52]+[.L52]*[.J52]+[.M52]*[.K52]" office:value-type="float" office:value="52.6129690792684" calcext:value-type="float">
            <text:p>52.6130</text:p>
          </table:table-cell>
          <table:table-cell table:formula="of:=[.H52]+[.L52]*[.K52]+[.M52]*[.J52]" office:value-type="float" office:value="21.5457230573956" calcext:value-type="float">
            <text:p>21.5457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53]/12" office:value-type="float" office:value="54.7808333333333" calcext:value-type="float">
            <text:p>54.7808333333333</text:p>
          </table:table-cell>
          <table:table-cell table:formula="of:=[.E53]/12" office:value-type="float" office:value="24.2666666666667" calcext:value-type="float">
            <text:p>24.2666666666667</text:p>
          </table:table-cell>
          <table:table-cell table:formula="of:=[.F53]/360*PI()*2" office:value-type="float" office:value="4.08407044966673" calcext:value-type="float">
            <text:p>4.08407044966673</text:p>
          </table:table-cell>
          <table:table-cell table:formula="of:=COS([.I53])" office:value-type="float" office:value="-0.587785252292473" calcext:value-type="float">
            <text:p>-0.587785252292473</text:p>
          </table:table-cell>
          <table:table-cell table:formula="of:=SIN([.I53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G53]+[.L53]*[.J53]+[.M53]*[.K53]" office:value-type="float" office:value="53.4219860736434" calcext:value-type="float">
            <text:p>53.4220</text:p>
          </table:table-cell>
          <table:table-cell table:formula="of:=[.H53]+[.L53]*[.K53]+[.M53]*[.J53]" office:value-type="float" office:value="22.1335083096881" calcext:value-type="float">
            <text:p>22.1335</text:p>
          </table:table-cell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2:23:04.4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01T12:31:29.423000000</dc:date>
    <meta:editing-duration>PT1H48M32S</meta:editing-duration>
    <meta:editing-cycles>6</meta:editing-cycles>
    <meta:generator>LibreOffice/24.2.5.2$Windows_X86_64 LibreOffice_project/bffef4ea93e59bebbeaf7f431bb02b1a39ee8a59</meta:generator>
    <meta:document-statistic meta:table-count="1" meta:cell-count="692" meta:object-count="0"/>
  </office:meta>
</office:document-meta>
</file>